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line-height="200%"/>
      <style:text-properties officeooo:paragraph-rsid="00352913"/>
    </style:style>
    <style:style style:name="P5" style:family="paragraph" style:parent-style-name="Text_20_body">
      <style:paragraph-properties fo:margin-top="0cm" fo:margin-bottom="0cm" style:contextual-spacing="false" fo:line-height="150%"/>
      <style:text-properties officeooo:paragraph-rsid="003cb7be"/>
    </style:style>
    <style:style style:name="P6" style:family="paragraph" style:parent-style-name="Text_20_body">
      <style:paragraph-properties fo:margin-top="0cm" fo:margin-bottom="0cm" style:contextual-spacing="false" fo:line-height="150%"/>
      <style:text-properties officeooo:paragraph-rsid="0044ca8c"/>
    </style:style>
    <style:style style:name="P7" style:family="paragraph" style:parent-style-name="Standard">
      <style:paragraph-properties fo:margin-top="0cm" fo:margin-bottom="0cm" style:contextual-spacing="false" fo:line-height="200%"/>
      <style:text-properties officeooo:rsid="000da05a" officeooo:paragraph-rsid="000da05a"/>
    </style:style>
    <style:style style:name="P8" style:family="paragraph" style:parent-style-name="Standard">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9" style:family="paragraph" style:parent-style-name="Standard">
      <loext:graphic-properties draw:fill-gradient-name="gradient" draw:fill-hatch-name="hatch"/>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0" style:family="paragraph" style:parent-style-name="Text_20_body">
      <style:text-properties officeooo:paragraph-rsid="000c0074"/>
    </style:style>
    <style:style style:name="P11" style:family="paragraph" style:parent-style-name="Text_20_body">
      <style:text-properties fo:font-size="12pt" officeooo:rsid="000c0074" officeooo:paragraph-rsid="000c0074" style:font-size-asian="12pt" style:font-size-complex="12pt"/>
    </style:style>
    <style:style style:name="P12" style:family="paragraph" style:parent-style-name="Text_20_body">
      <style:text-properties fo:font-size="12pt" officeooo:rsid="000f2fb1" officeooo:paragraph-rsid="0012c310" style:font-size-asian="12pt" style:font-size-complex="12pt"/>
    </style:style>
    <style:style style:name="P13" style:family="paragraph" style:parent-style-name="Text_20_body">
      <style:text-properties fo:font-size="12pt" officeooo:rsid="0031c5c9" officeooo:paragraph-rsid="0031c5c9" style:font-size-asian="12pt" style:font-size-complex="12pt"/>
    </style:style>
    <style:style style:name="P14" style:family="paragraph" style:parent-style-name="Text_20_body">
      <style:text-properties fo:font-size="12pt" officeooo:rsid="002abf13" officeooo:paragraph-rsid="00295d6c" style:font-size-asian="12pt" style:font-size-complex="12pt"/>
    </style:style>
    <style:style style:name="P15" style:family="paragraph" style:parent-style-name="Text_20_body">
      <style:text-properties fo:font-size="12pt" officeooo:rsid="0033c4b9" officeooo:paragraph-rsid="0033c4b9" style:font-size-asian="12pt" style:font-size-complex="12pt"/>
    </style:style>
    <style:style style:name="P16" style:family="paragraph" style:parent-style-name="Text_20_body">
      <style:text-properties officeooo:rsid="000c0074" officeooo:paragraph-rsid="000c0074"/>
    </style:style>
    <style:style style:name="P17" style:family="paragraph" style:parent-style-name="Text_20_body">
      <style:paragraph-properties fo:margin-top="0cm" fo:margin-bottom="0cm" style:contextual-spacing="false" fo:line-height="150%"/>
      <style:text-properties officeooo:rsid="000c0074" officeooo:paragraph-rsid="003bf4b4"/>
    </style:style>
    <style:style style:name="P18" style:family="paragraph" style:parent-style-name="Text_20_body">
      <style:text-properties officeooo:paragraph-rsid="0031a315"/>
    </style:style>
    <style:style style:name="P19" style:family="paragraph" style:parent-style-name="Text_20_body">
      <style:text-properties officeooo:rsid="0031c5c9"/>
    </style:style>
    <style:style style:name="P20" style:family="paragraph" style:parent-style-name="Text_20_body">
      <style:text-properties officeooo:paragraph-rsid="0033c4b9"/>
    </style:style>
    <style:style style:name="P21" style:family="paragraph" style:parent-style-name="Text_20_body">
      <style:text-properties officeooo:paragraph-rsid="00352913"/>
    </style:style>
    <style:style style:name="P22" style:family="paragraph" style:parent-style-name="Text_20_body">
      <style:text-properties officeooo:paragraph-rsid="0036fd36"/>
    </style:style>
    <style:style style:name="P23" style:family="paragraph" style:parent-style-name="Text_20_body">
      <style:text-properties officeooo:paragraph-rsid="0039eba7"/>
    </style:style>
    <style:style style:name="P24" style:family="paragraph" style:parent-style-name="Standard">
      <style:paragraph-properties fo:line-height="200%"/>
      <style:text-properties style:use-window-font-color="true" loext:opacity="0%" officeooo:paragraph-rsid="00352913"/>
    </style:style>
    <style:style style:name="P25" style:family="paragraph" style:parent-style-name="Text_20_body">
      <style:paragraph-properties fo:margin-top="0cm" fo:margin-bottom="0cm" style:contextual-spacing="false" fo:line-height="150%"/>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6" style:family="paragraph" style:parent-style-name="Text_20_body">
      <style:paragraph-properties fo:margin-top="0cm" fo:margin-bottom="0cm" style:contextual-spacing="false" fo:line-height="150%"/>
      <style:text-properties style:use-window-font-color="true" loext:opacity="0%" fo:font-size="12pt" fo:language="en" fo:country="CA" officeooo:rsid="003cb7be"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7" style:family="paragraph" style:parent-style-name="Standard">
      <style:paragraph-properties fo:line-height="200%"/>
      <style:text-properties fo:color="#ce181e" loext:opacity="100%" officeooo:paragraph-rsid="00352913"/>
    </style:style>
    <style:style style:name="P28" style:family="paragraph" style:parent-style-name="Text_20_body">
      <style:paragraph-properties fo:margin-top="0cm" fo:margin-bottom="0cm" style:contextual-spacing="false" fo:line-height="150%"/>
      <style:text-properties officeooo:rsid="003bf4b4" officeooo:paragraph-rsid="003bf4b4"/>
    </style:style>
    <style:style style:name="P29" style:family="paragraph" style:parent-style-name="Text_20_body">
      <style:text-properties officeooo:paragraph-rsid="0044ca8c"/>
    </style:style>
    <style:style style:name="P30" style:family="paragraph" style:parent-style-name="Heading_20_1">
      <style:paragraph-properties fo:break-before="page"/>
      <style:text-properties fo:font-size="14pt" style:font-size-asian="14pt" style:font-size-complex="14pt"/>
    </style:style>
    <style:style style:name="P31" style:family="paragraph" style:parent-style-name="Heading_20_2">
      <style:text-properties fo:font-size="12pt" style:font-size-asian="12pt" style:font-size-complex="12pt"/>
    </style:style>
    <style:style style:name="P32" style:family="paragraph" style:parent-style-name="Heading_20_2">
      <style:text-properties officeooo:rsid="000b566b" officeooo:paragraph-rsid="000b566b"/>
    </style:style>
    <style:style style:name="P33" style:family="paragraph" style:parent-style-name="Standard">
      <style:paragraph-properties fo:margin-top="0cm" fo:margin-bottom="0cm" style:contextual-spacing="false" fo:line-height="150%"/>
      <style:text-properties officeooo:paragraph-rsid="00471c0c"/>
    </style:style>
    <style:style style:name="P34" style:family="paragraph" style:parent-style-name="Text_20_body" style:list-style-name="L1">
      <style:paragraph-properties fo:margin-top="0cm" fo:margin-bottom="0cm" style:contextual-spacing="false" fo:line-height="200%"/>
    </style:style>
    <style:style style:name="P35" style:family="paragraph" style:parent-style-name="Text_20_body" style:list-style-name="L2">
      <style:text-properties fo:font-size="12pt" officeooo:rsid="000f2fb1" officeooo:paragraph-rsid="000f2fb1" style:font-size-asian="12pt" style:font-size-complex="12pt"/>
    </style:style>
    <style:style style:name="P36" style:family="paragraph" style:parent-style-name="Text_20_body" style:list-style-name="L5">
      <style:text-properties fo:font-size="12pt" officeooo:rsid="000f2fb1" officeooo:paragraph-rsid="000f2fb1" style:font-size-asian="12pt" style:font-size-complex="12pt"/>
    </style:style>
    <style:style style:name="P37" style:family="paragraph" style:parent-style-name="Text_20_body" style:list-style-name="L2">
      <style:text-properties fo:font-size="12pt" officeooo:rsid="00106c9d" officeooo:paragraph-rsid="00106c9d" style:font-size-asian="12pt" style:font-size-complex="12pt"/>
    </style:style>
    <style:style style:name="P38" style:family="paragraph" style:parent-style-name="Text_20_body" style:list-style-name="L3">
      <style:text-properties fo:font-size="12pt" officeooo:rsid="00106c9d" officeooo:paragraph-rsid="00106c9d" style:font-size-asian="12pt" style:font-size-complex="12pt"/>
    </style:style>
    <style:style style:name="P39" style:family="paragraph" style:parent-style-name="Text_20_body" style:list-style-name="L2">
      <style:text-properties fo:font-size="12pt" officeooo:rsid="000c0074" officeooo:paragraph-rsid="000f2fb1" style:font-size-asian="12pt" style:font-size-complex="12pt"/>
    </style:style>
    <style:style style:name="P40" style:family="paragraph" style:parent-style-name="Text_20_body" style:list-style-name="L10">
      <style:text-properties fo:font-size="12pt" officeooo:rsid="000c0074" officeooo:paragraph-rsid="000f2fb1" style:font-size-asian="12pt" style:font-size-complex="12pt"/>
    </style:style>
    <style:style style:name="P41" style:family="paragraph" style:parent-style-name="Text_20_body" style:list-style-name="L3">
      <style:text-properties fo:font-size="12pt" officeooo:rsid="000f2fb7" officeooo:paragraph-rsid="000f2fb7" style:font-size-asian="12pt" style:font-size-complex="12pt"/>
    </style:style>
    <style:style style:name="P42" style:family="paragraph" style:parent-style-name="Text_20_body" style:list-style-name="L5">
      <style:text-properties fo:font-size="12pt" officeooo:rsid="000f2fb7" officeooo:paragraph-rsid="000f2fb7" style:font-size-asian="12pt" style:font-size-complex="12pt"/>
    </style:style>
    <style:style style:name="P43" style:family="paragraph" style:parent-style-name="Text_20_body" style:list-style-name="L10">
      <style:text-properties fo:font-size="12pt" officeooo:rsid="000f2fb7" officeooo:paragraph-rsid="000f2fb7" style:font-size-asian="12pt" style:font-size-complex="12pt"/>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text-properties officeooo:paragraph-rsid="0018442d"/>
    </style:style>
    <style:style style:name="P47" style:family="paragraph" style:parent-style-name="Text_20_body" style:list-style-name="L6">
      <style:text-properties officeooo:rsid="0033c4b9" officeooo:paragraph-rsid="0033c4b9"/>
    </style:style>
    <style:style style:name="P48" style:family="paragraph" style:parent-style-name="Text_20_body" style:list-style-name="L6">
      <style:text-properties officeooo:rsid="001f31be" officeooo:paragraph-rsid="001f31be"/>
    </style:style>
    <style:style style:name="P49" style:family="paragraph" style:parent-style-name="Text_20_body" style:list-style-name="L8">
      <style:text-properties officeooo:rsid="001f31be" officeooo:paragraph-rsid="001f31be"/>
    </style:style>
    <style:style style:name="P50" style:family="paragraph" style:parent-style-name="Text_20_body" style:list-style-name="L7"/>
    <style:style style:name="P51" style:family="paragraph" style:parent-style-name="Text_20_body" style:list-style-name="L9">
      <style:text-properties officeooo:rsid="001dc3ec" officeooo:paragraph-rsid="001dc3ec"/>
    </style:style>
    <style:style style:name="P52" style:family="paragraph" style:parent-style-name="Text_20_body" style:list-style-name="L9">
      <style:text-properties officeooo:rsid="001e07f8" officeooo:paragraph-rsid="001e07f8"/>
    </style:style>
    <style:style style:name="P53" style:family="paragraph" style:parent-style-name="Text_20_body" style:list-style-name="L11"/>
    <style:style style:name="P54" style:family="paragraph" style:parent-style-name="Text_20_body" style:list-style-name="L11">
      <style:text-properties officeooo:rsid="000f2fb7" officeooo:paragraph-rsid="000f2fb7"/>
    </style:style>
    <style:style style:name="P55" style:family="paragraph" style:parent-style-name="Text_20_body" style:list-style-name="L12">
      <style:text-properties officeooo:paragraph-rsid="000f8ea1"/>
    </style:style>
    <style:style style:name="P56" style:family="paragraph" style:parent-style-name="Text_20_body" style:list-style-name="L12">
      <style:text-properties officeooo:rsid="000f8ea1" officeooo:paragraph-rsid="000f8ea1"/>
    </style:style>
    <style:style style:name="P57" style:family="paragraph" style:parent-style-name="Text_20_body" style:list-style-name="L13">
      <style:text-properties officeooo:rsid="000f8ea1" officeooo:paragraph-rsid="000f8ea1"/>
    </style:style>
    <style:style style:name="P58" style:family="paragraph" style:parent-style-name="Text_20_body" style:list-style-name="L13">
      <style:text-properties officeooo:paragraph-rsid="000f8ea1"/>
    </style:style>
    <style:style style:name="P59" style:family="paragraph" style:parent-style-name="Text_20_body" style:list-style-name="L14">
      <style:text-properties officeooo:rsid="001c39f5" officeooo:paragraph-rsid="001c39f5"/>
    </style:style>
    <style:style style:name="P60" style:family="paragraph" style:parent-style-name="Text_20_body" style:list-style-name="L15">
      <style:text-properties officeooo:rsid="001c39f5" officeooo:paragraph-rsid="001c39f5"/>
    </style:style>
    <style:style style:name="P61" style:family="paragraph" style:parent-style-name="Text_20_body" style:list-style-name="L16">
      <style:text-properties officeooo:rsid="001c39f5" officeooo:paragraph-rsid="001c39f5"/>
    </style:style>
    <style:style style:name="P62" style:family="paragraph" style:parent-style-name="Text_20_body" style:list-style-name="L17">
      <style:text-properties officeooo:rsid="001c39f5" officeooo:paragraph-rsid="001c39f5"/>
    </style:style>
    <style:style style:name="P63" style:family="paragraph" style:parent-style-name="Text_20_body" style:list-style-name="L16">
      <style:text-properties officeooo:paragraph-rsid="001c39f5"/>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fo:font-size="12pt" officeooo:rsid="00304b43" style:font-size-asian="12pt" style:font-size-complex="12pt"/>
    </style:style>
    <style:style style:name="T26" style:family="text">
      <style:text-properties fo:font-size="12pt" officeooo:rsid="00471c0c" style:font-size-asian="12pt" style:font-size-complex="12pt"/>
    </style:style>
    <style:style style:name="T27" style:family="text">
      <style:text-properties fo:font-size="12pt" officeooo:rsid="00312896" style:font-size-asian="12pt" style:font-size-complex="12pt"/>
    </style:style>
    <style:style style:name="T28" style:family="text">
      <style:text-properties officeooo:rsid="000c0074"/>
    </style:style>
    <style:style style:name="T29" style:family="text">
      <style:text-properties officeooo:rsid="000f2fb1"/>
    </style:style>
    <style:style style:name="T30" style:family="text">
      <style:text-properties officeooo:rsid="000f8ea1"/>
    </style:style>
    <style:style style:name="T31" style:family="text">
      <style:text-properties officeooo:rsid="001c39f5"/>
    </style:style>
    <style:style style:name="T32" style:family="text">
      <style:text-properties officeooo:rsid="001dc3ec"/>
    </style:style>
    <style:style style:name="T33" style:family="text">
      <style:text-properties officeooo:rsid="00304b43"/>
    </style:style>
    <style:style style:name="T34" style:family="text">
      <style:text-properties officeooo:rsid="00312896"/>
    </style:style>
    <style:style style:name="T35" style:family="text">
      <style:text-properties officeooo:rsid="0031a315"/>
    </style:style>
    <style:style style:name="T36" style:family="text">
      <style:text-properties officeooo:rsid="0031dc40"/>
    </style:style>
    <style:style style:name="T37" style:family="text">
      <style:text-properties officeooo:rsid="003372a2"/>
    </style:style>
    <style:style style:name="T38" style:family="text">
      <style:text-properties officeooo:rsid="00352913"/>
    </style:style>
    <style:style style:name="T39" style:family="text">
      <style:text-properties style:use-window-font-color="true" loext:opacity="0%"/>
    </style:style>
    <style:style style:name="T40" style:family="text">
      <style:text-properties style:use-window-font-color="true" loext:opacity="0%" officeooo:rsid="003bf4b4"/>
    </style:style>
    <style:style style:name="T41" style:family="text">
      <style:text-properties style:use-window-font-color="true" loext:opacity="0%" officeooo:rsid="00044fe8"/>
    </style:style>
    <style:style style:name="T42" style:family="text">
      <style:text-properties style:use-window-font-color="true" loext:opacity="0%" officeooo:rsid="00230d29"/>
    </style:style>
    <style:style style:name="T43" style:family="text">
      <style:text-properties style:use-window-font-color="true" loext:opacity="0%" officeooo:rsid="009ded65"/>
    </style:style>
    <style:style style:name="T44" style:family="text">
      <style:text-properties style:use-window-font-color="true" loext:opacity="0%" officeooo:rsid="00ec1b22"/>
    </style:style>
    <style:style style:name="T45" style:family="text">
      <style:text-properties style:use-window-font-color="true" loext:opacity="0%" officeooo:rsid="00050701"/>
    </style:style>
    <style:style style:name="T46" style:family="text">
      <style:text-properties style:use-window-font-color="true" loext:opacity="0%" style:font-name="Liberation Serif" fo:font-size="12pt" fo:language="en" fo:country="CA" officeooo:rsid="009ded65" style:letter-kerning="true" style:font-name-asian="Noto Serif CJK SC" style:font-size-asian="12pt" style:language-asian="zh" style:country-asian="CN" style:font-name-complex="Lohit Devanagari1" style:font-size-complex="12pt" style:language-complex="hi" style:country-complex="IN"/>
    </style:style>
    <style:style style:name="T47"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48" style:family="text">
      <style:text-properties style:use-window-font-color="true" loext:opacity="0%" style:font-name="Liberation Serif"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49" style:family="text">
      <style:text-properties style:use-window-font-color="true" loext:opacity="0%" style:font-name="Liberation Serif"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50" style:family="text">
      <style:text-properties style:use-window-font-color="true" loext:opacity="0%" style:font-name="Liberation Serif"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style:font-name="Liberation Serif"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style:font-name="Liberation Serif"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style:font-name="Liberation Serif" fo:font-size="12pt" fo:language="en" fo:country="CA"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style:font-name="Liberation Serif"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57" style:family="text">
      <style:text-properties style:use-window-font-color="true" loext:opacity="0%" fo:font-weight="normal" officeooo:rsid="003bf4b4" style:font-weight-asian="normal" style:font-weight-complex="normal"/>
    </style:style>
    <style:style style:name="T58" style:family="text">
      <style:text-properties style:use-window-font-color="true" loext:opacity="0%" fo:font-weight="normal" officeooo:rsid="009ded65" style:font-weight-asian="normal" style:font-weight-complex="normal"/>
    </style:style>
    <style:style style:name="T59" style:family="text">
      <style:text-properties style:use-window-font-color="true" loext:opacity="0%" fo:language="en" fo:country="US" fo:font-weight="normal" officeooo:rsid="009ded65" style:font-weight-asian="normal" style:font-weight-complex="normal"/>
    </style:style>
    <style:style style:name="T60" style:family="text">
      <style:text-properties style:use-window-font-color="true" loext:opacity="0%" fo:language="en" fo:country="US" fo:font-weight="normal" officeooo:rsid="00ec1b22" style:font-weight-asian="normal" style:font-weight-complex="normal"/>
    </style:style>
    <style:style style:name="T61" style:family="text">
      <style:text-properties style:use-window-font-color="true" loext:opacity="0%" officeooo:rsid="0136db0e"/>
    </style:style>
    <style:style style:name="T62" style:family="text">
      <style:text-properties style:use-window-font-color="true" loext:opacity="0%" officeooo:rsid="00ac6332"/>
    </style:style>
    <style:style style:name="T63" style:family="text">
      <style:text-properties style:use-window-font-color="true" loext:opacity="0%" officeooo:rsid="01056c7e"/>
    </style:style>
    <style:style style:name="T64"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65" style:family="text">
      <style:text-properties style:use-window-font-color="true" loext:opacity="0%" fo:font-size="12pt" fo:language="en" fo:country="CA" officeooo:rsid="0101ee40" style:letter-kerning="true" style:font-name-asian="Noto Serif CJK SC" style:font-size-asian="12pt" style:language-asian="zh" style:country-asian="CN" style:font-name-complex="Lohit Devanagari1" style:font-size-complex="12pt" style:language-complex="hi" style:country-complex="IN"/>
    </style:style>
    <style:style style:name="T66" style:family="text">
      <style:text-properties style:use-window-font-color="true" loext:opacity="0%" fo:font-size="12pt" fo:language="en" fo:country="CA" officeooo:rsid="004e7cd3" style:letter-kerning="true" style:font-name-asian="Noto Serif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CA" officeooo:rsid="004d1d56"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fo:font-size="12pt" fo:language="en" fo:country="CA" officeooo:rsid="002704f0"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70" style:family="text">
      <style:text-properties style:use-window-font-color="true" loext:opacity="0%" fo:font-size="12pt" fo:language="en" fo:country="CA" officeooo:rsid="004e6deb"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fo:font-size="12pt" fo:language="en" fo:country="CA" officeooo:rsid="00091421"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3" style:family="text">
      <style:text-properties style:use-window-font-color="true" loext:opacity="0%" fo:font-size="12pt" fo:language="en" fo:country="CA" officeooo:rsid="00ae5f32" style:letter-kerning="true" style:font-name-asian="Noto Serif CJK SC" style:font-size-asian="12pt" style:language-asian="zh" style:country-asian="CN" style:font-name-complex="Lohit Devanagari1" style:font-size-complex="12pt" style:language-complex="hi" style:country-complex="IN"/>
    </style:style>
    <style:style style:name="T74" style:family="text">
      <style:text-properties style:use-window-font-color="true" loext:opacity="0%"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fo:font-size="12pt" fo:language="en" fo:country="CA" officeooo:rsid="00ac6332"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458e9a"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ee1023"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07265b"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1e6ae7"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07e037"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07a011"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89" style:family="text">
      <style:text-properties style:use-window-font-color="true" loext:opacity="0%" fo:font-size="12pt" fo:language="en" fo:country="CA" fo:font-style="italic" officeooo:rsid="0007a011"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0" style:family="text">
      <style:text-properties style:use-window-font-color="true" loext:opacity="0%" fo:font-size="12pt" fo:language="en" fo:country="CA" fo:font-style="normal" officeooo:rsid="0007a011"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1" style:family="text">
      <style:text-properties style:use-window-font-color="true" loext:opacity="0%" fo:font-size="12pt" fo:language="en" fo:country="CA" fo:font-style="normal" officeooo:rsid="0007265b"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2" style:family="text">
      <style:text-properties style:use-window-font-color="true" loext:opacity="0%" fo:font-size="12pt" fo:language="en" fo:country="US" fo:font-weight="normal" officeooo:rsid="00ec1b22" style:letter-kerning="true" style:font-name-asian="Noto Serif CJK SC" style:font-size-asian="12pt" style:language-asian="zh" style:country-asian="CN" style:font-weight-asian="normal" style:font-name-complex="Lohit Devanagari1" style:font-size-complex="12pt" style:language-complex="hi" style:country-complex="IN" style:font-weight-complex="normal"/>
    </style:style>
    <style:style style:name="T93" style:family="text">
      <style:text-properties fo:font-variant="normal" fo:text-transform="none"/>
    </style:style>
    <style:style style:name="T94" style:family="text">
      <style:text-properties fo:font-variant="normal" fo:text-transform="none" style:text-position="0% 100%"/>
    </style:style>
    <style:style style:name="T95"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6"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97" style:family="text">
      <style:text-properties fo:font-variant="normal" fo:text-transform="none" style:text-position="0% 100%" fo:font-size="12pt" officeooo:rsid="00304b43" style:font-size-asian="12pt" style:font-size-complex="12pt"/>
    </style:style>
    <style:style style:name="T98" style:family="text">
      <style:text-properties fo:font-variant="normal" fo:text-transform="none" style:text-position="0% 100%" fo:font-size="12pt" officeooo:rsid="00312896" style:font-size-asian="12pt" style:font-size-complex="12pt"/>
    </style:style>
    <style:style style:name="T99" style:family="text">
      <style:text-properties fo:font-variant="normal" fo:text-transform="none" style:text-position="0% 100%" fo:font-size="12pt" style:text-underline-style="none" officeooo:rsid="00304b43" style:font-size-asian="12pt" style:font-size-complex="12pt"/>
    </style:style>
    <style:style style:name="T100" style:family="text">
      <style:text-properties fo:font-variant="normal" fo:text-transform="none" style:text-position="0% 100%" fo:font-size="12pt" style:text-underline-style="none" officeooo:rsid="00312896" style:font-size-asian="12pt" style:font-size-complex="12pt"/>
    </style:style>
    <style:style style:name="T101" style:family="text">
      <style:text-properties fo:font-variant="normal" fo:text-transform="none" style:text-position="0% 100%" fo:font-size="12pt" style:text-underline-style="none" fo:font-weight="normal" officeooo:rsid="0028182a" style:font-size-asian="12pt" style:font-size-complex="12pt"/>
    </style:style>
    <style:style style:name="T102" style:family="text">
      <style:text-properties fo:font-variant="normal" fo:text-transform="none" style:text-position="0% 100%" fo:font-size="12pt" style:text-underline-style="none" fo:font-weight="normal" officeooo:rsid="0019901b" style:font-size-asian="12pt" style:font-size-complex="12pt"/>
    </style:style>
    <style:style style:name="T103" style:family="text">
      <style:text-properties fo:font-variant="normal" fo:text-transform="none" style:text-position="0% 100%" fo:font-size="12pt" style:text-underline-style="none" fo:font-weight="normal" officeooo:rsid="002a5855" style:font-size-asian="12pt" style:font-size-complex="12pt"/>
    </style:style>
    <style:style style:name="T104" style:family="text">
      <style:text-properties fo:font-variant="normal" fo:text-transform="none" style:text-position="0% 100%" fo:font-size="12pt" style:text-underline-style="none" fo:font-weight="normal" officeooo:rsid="002d0b0e" style:font-size-asian="12pt" style:font-size-complex="12pt"/>
    </style:style>
    <style:style style:name="T105" style:family="text">
      <style:text-properties fo:font-variant="normal" fo:text-transform="none" style:text-position="0% 100%" fo:font-size="12pt" style:text-underline-style="none" fo:font-weight="normal" officeooo:rsid="00304b43" style:font-size-asian="12pt" style:font-size-complex="12pt"/>
    </style:style>
    <style:style style:name="T106" style:family="text">
      <style:text-properties fo:font-variant="normal" fo:text-transform="none" style:text-position="0% 100%" fo:font-size="12pt" style:text-underline-style="none" fo:font-weight="normal" officeooo:rsid="00312896" style:font-size-asian="12pt" style:font-size-complex="12pt"/>
    </style:style>
    <style:style style:name="T107" style:family="text">
      <style:text-properties fo:font-variant="normal" fo:text-transform="none" style:text-position="0% 100%" fo:font-style="normal" style:text-underline-style="none" fo:font-weight="normal"/>
    </style:style>
    <style:style style:name="T108" style:family="text">
      <style:text-properties fo:font-variant="normal" fo:text-transform="none" style:text-position="0% 100%" fo:font-style="italic" style:font-style-asian="italic"/>
    </style:style>
    <style:style style:name="T109" style:family="text">
      <style:text-properties fo:font-variant="normal" fo:text-transform="none" style:text-position="0% 100%" fo:font-style="italic" style:text-underline-style="none" style:font-style-asian="italic"/>
    </style:style>
    <style:style style:name="T110" style:family="text">
      <style:text-properties fo:font-variant="normal" fo:text-transform="none" style:text-position="0% 100%" fo:font-style="italic" style:text-underline-style="none" fo:font-weight="normal" style:font-style-asian="italic"/>
    </style:style>
    <style:style style:name="T111" style:family="text">
      <style:text-properties fo:font-variant="normal" fo:text-transform="none" style:text-position="0% 100%" style:text-underline-style="none"/>
    </style:style>
    <style:style style:name="T112" style:family="text">
      <style:text-properties fo:font-variant="normal" fo:text-transform="none" style:text-position="0% 100%" style:text-underline-style="none" fo:font-weight="normal"/>
    </style:style>
    <style:style style:name="T113" style:family="text">
      <style:text-properties fo:font-variant="normal" fo:text-transform="none" style:use-window-font-color="true" loext:opacity="0%" style:text-position="0% 100%" fo:font-style="normal" style:text-underline-style="none" fo:font-weight="normal" officeooo:rsid="003bf4b4"/>
    </style:style>
    <style:style style:name="T114"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15"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16" style:family="text">
      <style:text-properties fo:font-variant="normal" fo:text-transform="none" style:use-window-font-color="true" loext:opacity="0%"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117" style:family="text">
      <style:text-properties fo:font-variant="normal" fo:text-transform="none" style:use-window-font-color="true" loext:opacity="0%" style:text-position="0% 100%" fo:font-size="12pt" fo:language="en" fo:country="CA" style:text-underline-style="none" style:letter-kerning="true" style:font-name-asian="Noto Serif CJK SC" style:font-size-asian="12pt" style:language-asian="zh" style:country-asian="CN" style:font-name-complex="Lohit Devanagari1" style:font-size-complex="12pt" style:language-complex="hi" style:country-complex="IN"/>
    </style:style>
    <style:style style:name="T118" style:family="text">
      <style:text-properties fo:font-variant="normal" fo:text-transform="none" style:use-window-font-color="true" loext:opacity="0%" style:text-position="0% 10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119" style:family="text">
      <style:text-properties fo:font-variant="normal" fo:text-transform="none" style:use-window-font-color="true" loext:opacity="0%" style:text-position="0% 100%" style:text-underline-style="none" fo:font-weight="normal" officeooo:rsid="003bf4b4"/>
    </style:style>
    <style:style style:name="T120" style:family="text">
      <style:text-properties fo:font-variant="normal" fo:text-transform="none"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121" style:family="text">
      <style:text-properties fo:font-variant="normal" fo:text-transform="none" fo:font-style="italic" style:font-style-asian="italic"/>
    </style:style>
    <style:style style:name="T122" style:family="text">
      <style:text-properties fo:font-variant="normal" fo:text-transform="none" fo:font-size="12pt" officeooo:rsid="00304b43" style:font-size-asian="12pt" style:font-size-complex="12pt"/>
    </style:style>
    <style:style style:name="T123" style:family="text">
      <style:text-properties fo:font-variant="normal" fo:text-transform="none" fo:font-size="12pt" officeooo:rsid="00312896" style:font-size-asian="12pt" style:font-size-complex="12pt"/>
    </style:style>
    <style:style style:name="T124" style:family="text">
      <style:text-properties officeooo:rsid="0036fd36"/>
    </style:style>
    <style:style style:name="T125" style:family="text">
      <style:text-properties officeooo:rsid="0039eba7"/>
    </style:style>
    <style:style style:name="T126" style:family="text">
      <style:text-properties officeooo:rsid="003a2ab5"/>
    </style:style>
    <style:style style:name="T127" style:family="text">
      <style:text-properties officeooo:rsid="003bf4b4"/>
    </style:style>
    <style:style style:name="T128" style:family="text">
      <style:text-properties fo:color="#000000" loext:opacity="100%"/>
    </style:style>
    <style:style style:name="T129" style:family="text">
      <style:text-properties fo:color="#000000" loext:opacity="100%" style:font-name="Liberation Serif" fo:font-size="12pt" fo:font-style="normal" fo:font-weight="normal" style:font-size-asian="12pt" style:font-style-asian="normal" style:font-weight-asian="normal"/>
    </style:style>
    <style:style style:name="T130"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31" style:family="text">
      <style:text-properties fo:color="#000000" loext:opacity="100%" officeooo:rsid="0137fe64"/>
    </style:style>
    <style:style style:name="T132" style:family="text">
      <style:text-properties fo:font-style="italic" style:font-style-asian="italic"/>
    </style:style>
    <style:style style:name="T133" style:family="text">
      <style:text-properties officeooo:rsid="00471c0c"/>
    </style:style>
    <style:style style:name="T134" style:family="text">
      <style:text-properties style:font-style-asian="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34">A review providing a reader who is relatively less familiar with the research topic (e.g., an internal/external member of an oral defence committee with adjacent but not direct expertise) an introduction to the general domain. </text:p>
        </text:list-item>
        <text:list-item>
          <text:p text:style-name="P34">An explanation of the overall rationale for how and why the subsequent studies were conducted. For example, the literature underlying the research questions must be sufficiently discussed. </text:p>
        </text:list-item>
        <text:list-item>
          <text:p text:style-name="P34">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7">(~10 pages)</text:p>
      <text:h text:style-name="P30" text:outline-level="1">Introduction</text:h>
      <text:h text:style-name="P31" text:outline-level="2">The ecological niche</text:h>
      <text:p text:style-name="Text_20_body"><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12"/>
      <text:p text:style-name="P29"><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 focused on the relationships of species to abiotic factors in his now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eZxUnXgFZ1"/><text:span text:style-name="T20">(1928)</text:span><text:reference-mark-end text:name="ZOTERO_ITEM CSL_CITATION {&quot;citationID&quot;:&quot;nQBhTefm&quot;,&quot;properties&quot;:{&quot;formattedCitation&quot;:&quot;(Volterra 1928)&quot;,&quot;plainCitation&quot;:&quot;(Volterra 1928)&quot;,&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eZxUnXgFZ1"/><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101">(Chesson 2000; Letten </text:span><text:span text:style-name="T110">et al.</text:span><text:span text:style-name="T112">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101">(Godsoe </text:span><text:span text:style-name="T110">et al.</text:span><text:span text:style-name="T112">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14"> for decades. </text:span></text:p>
      <text:p text:style-name="P11"/>
      <text:p text:style-name="Text_20_body"><text:soft-page-break/><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6">. </text:span><text:span text:style-name="T7">So, </text:span><text:span text:style-name="T14">more recent work </text:span><text:span text:style-name="T16">focused on</text:span><text:span text:style-name="T8"> integrat</text:span><text:span text:style-name="T16">ing</text:span><text:span text:style-name="T8"> the 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96">(Sober</text:span><text:span text:style-name="T107">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8"> 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102">(Gravel </text:span><text:span text:style-name="T110">et al.</text:span><text:span text:style-name="T112">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03">(Pearson &amp; Dawson 2003; Sober</text:span><text:span text:style-name="T112">ón 2007; Whittaker </text:span><text:span text:style-name="T110">et al.</text:span><text:span text:style-name="T112">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03">(Ara</text:span><text:span text:style-name="T112">újo &amp; Rozenfeld 2014; Belmaker </text:span><text:span text:style-name="T110">et al.</text:span><text:span text:style-name="T112">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5">. <text:s/></text:span><text:span text:style-name="T23">Although the importance of interactions at larger scale is still debated, it shows how different niche axes plays a role in shaping ecological communities.</text:span></text:p>
      <text:p text:style-name="P14"/>
      <text:p text:style-name="Text_20_body"><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vDe5kPARaf"/><text:span text:style-name="T24">(2001)</text:span><text:reference-mark-end text:name="ZOTERO_ITEM CSL_CITATION {&quot;citationID&quot;:&quot;KFLwQE62&quot;,&quot;properties&quot;:{&quot;formattedCitation&quot;:&quot;(Hubbell 2001)&quot;,&quot;plainCitation&quot;:&quot;(Hubbell 2001)&quot;,&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vDe5kPARaf"/><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104">(Bell &amp; Schluter 2000; Canard </text:span><text:span text:style-name="T110">et al.</text:span><text:span text:style-name="T112">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104">(Gravel </text:span><text:span text:style-name="T110">et al.</text:span><text:span text:style-name="T112"> 2006; Morales-Castilla </text:span><text:span text:style-name="T110">et al.</text:span><text:span text:style-name="T112"> 2015; Poisot </text:span><text:span text:style-name="T110">et al.</text:span><text:span text:style-name="T112">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24">.</text:span></text:p>
      <text:h text:style-name="Heading_20_2" text:outline-level="2"/>
      <text:h text:style-name="Heading_20_2" text:outline-level="2">Biogeography</text:h>
      <text:p text:style-name="Text_20_body"><text:span text:style-name="T25">Biogeography, the study of </text:span><text:span text:style-name="T17">how biodiversity is</text:span><text:span text:style-name="T25"> distribut</text:span><text:span text:style-name="T17">ed</text:span><text:span text:style-name="T25">, is arguably </text:span><text:span text:style-name="T17">one of </text:span><text:span text:style-name="T25">the </text:span><text:span text:style-name="T17">subfield</text:span><text:span text:style-name="T25"> of ecology that was the most </text:span><text:span text:style-name="T26">influenced</text:span><text:span text:style-name="T25"> by niche theory. Based on the niche formalism,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DnrB1OcStn"/><text:span text:style-name="T25">(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DnrB1OcStn"/><text:span text:style-name="T25">. Correlative species distribution models quantify species niches by relating observed species presences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u7iGEFLAR2"/><text:span text:style-name="T25">(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u7iGEFLAR2"/><text:span text:style-name="T25">. However, the relationship between species </text:span><text:soft-page-break/><text:span text:style-name="T25">niche and what species distribution describe is unclear. On the one hand, they rely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J9dnZHMJRm"/><text:span text:style-name="T105">(Booth </text:span><text:span text:style-name="T110">et al.</text:span><text:span text:style-name="T112">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J9dnZHMJRm"/><text:span text:style-name="T25">. On the other hand,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zXdWA4LUJy"/><text:span text:style-name="T105">(Ara</text:span><text:span text:style-name="T112">újo &amp; Guisan 2006; Godsoe </text:span><text:span text:style-name="T110">et al.</text:span><text:span text:style-name="T112">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zXdWA4LUJy"/><text:span text:style-name="T25">. This later shortfall has been one of the main critique of SDMs, </text:span><text:span text:style-name="T27">especially for extrapolation (spatial, and temporal extrapolations; </text:span><text:reference-mark-start text:name="ZOTERO_ITEM CSL_CITATION {&quot;citationID&quot;:&quot;Ur4g3vsb&quot;,&quot;properties&quot;:{&quot;formattedCitation&quot;:&quot;(Thuiller {\\i{}et al.} 2013; Urban {\\i{}et al.} 2016; Zurell {\\i{}et al.} 2009)&quot;,&quot;plainCitation&quot;:&quot;(Thuiller et al. 2013; Urban et al. 2016; Zurell et al. 2009)&quot;,&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dF5H8Zl9I1"/><text:span text:style-name="T106">Thuiller </text:span><text:span text:style-name="T110">et al.</text:span><text:span text:style-name="T112"> 2013; Urban </text:span><text:span text:style-name="T110">et al.</text:span><text:span text:style-name="T112"> 2016; Zurell </text:span><text:span text:style-name="T110">et al.</text:span><text:span text:style-name="T112"> 2009)</text:span><text:reference-mark-end text:name="ZOTERO_ITEM CSL_CITATION {&quot;citationID&quot;:&quot;Ur4g3vsb&quot;,&quot;properties&quot;:{&quot;formattedCitation&quot;:&quot;(Thuiller {\\i{}et al.} 2013; Urban {\\i{}et al.} 2016; Zurell {\\i{}et al.} 2009)&quot;,&quot;plainCitation&quot;:&quot;(Thuiller et al. 2013; Urban et al. 2016; Zurell et al. 2009)&quot;,&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dF5H8Zl9I1"/><text:span text:style-name="T27">. </text:span><text:span text:style-name="T26">M</text:span><text:span text:style-name="T25">ethods have </text:span><text:span text:style-name="T27">introduced dispersal limitations and biotic interactions into models </text:span><text:span text:style-name="T26">either directly or indirectly</text:span><text:span text:style-name="T27">, but much </text:span><text:span text:style-name="T26">these are often hard to implement with the data available</text:span><text:span text:style-name="T27">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mmOiogNge"/><text:span text:style-name="T106">(Engler &amp; Guisan 2009; Pollock </text:span><text:span text:style-name="T110">et al.</text:span><text:span text:style-name="T112"> 2014; Shipley </text:span><text:span text:style-name="T110">et al.</text:span><text:span text:style-name="T112"> 2022; Staniczenko </text:span><text:span text:style-name="T110">et al.</text:span><text:span text:style-name="T112">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mmOiogNge"/><text:span text:style-name="T25">. </text:span><text:span text:style-name="T27">Regardless, SDMs have proved to be instrumental to understanding many spatial and temporal patterns we observed, </text:span><text:span text:style-name="T26">fill knowledge gaps, </text:span><text:span text:style-name="T27">and is now a crucial </text:span><text:span text:style-name="T26">tool </text:span><text:span text:style-name="T27">in conservation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JH8ongWIz"/><text:span text:style-name="T106">(Guisan </text:span><text:span text:style-name="T110">et al.</text:span><text:span text:style-name="T112"> 2013; Pollock </text:span><text:span text:style-name="T110">et al.</text:span><text:span text:style-name="T112">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JH8ongWIz"/><text:span text:style-name="T27">.</text:span><text:span text:style-name="T25"> </text:span></text:p>
      <text:p text:style-name="Text_20_body"><text:span text:style-name="T25"/></text:p>
      <text:p text:style-name="P18"><text:span text:style-name="T17">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text:style-name="L3">
        <text:list-item>
          <text:list>
            <text:list-item>
              <text:p text:style-name="P41"><text:a xlink:type="simple" xlink:href="https://doi.org/10.1111/jbi.13008" text:style-name="Internet_20_link" text:visited-style-name="Visited_20_Internet_20_Link">Matthews et al., 2017</text:a></text:p>
            </text:list-item>
            <text:list-item>
              <text:p text:style-name="P38"><text:a xlink:type="simple" xlink:href="https://www.jstor.org/stable/1931793" text:style-name="Internet_20_link" text:visited-style-name="Visited_20_Internet_20_Link">Preston 1960</text:a></text:p>
            </text:list-item>
            <text:list-item>
              <text:p text:style-name="P38">Arrhenius (1920)</text:p>
            </text:list-item>
          </text:list>
        </text:list-item>
      </text:list>
      <text:p text:style-name="P13">Other geographic patterns have been treated as “rules”, and finding explanation for these rules have been centerpiece of biography in the last decade. One of such rules is the latitudinal <text:soft-page-break/>diversity gradient. Suggested explanations are XXX, XXX, or XXX. Another famous rule is Bergmann’s rule stating that “ZZZ”. Some of the reasons for explaining this are ZZXX, XXX, Xx. The </text:p>
      <text:list text:style-name="L4">
        <text:list-item>
          <text:list>
            <text:list-item>
              <text:p text:style-name="P44"><text:a xlink:type="simple" xlink:href="https://doi.org/10.1086/381004" text:style-name="Internet_20_link" text:visited-style-name="Visited_20_Internet_20_Link">Hillebrand &amp; Thomas (2004)</text:a></text:p>
            </text:list-item>
            <text:list-item>
              <text:p text:style-name="P44"><text:a xlink:type="simple" xlink:href="https://doi.org/10.1111/j.1461-0248.2007.01020.x" text:style-name="Internet_20_link" text:visited-style-name="Visited_20_Internet_20_Link">Mittelbach et al. (2007)</text:a></text:p>
            </text:list-item>
            <text:list-item>
              <text:p text:style-name="P44"><text:a xlink:type="simple" xlink:href="https://doi.org/10.1073/pnas.1317722111" text:style-name="Internet_20_link" text:visited-style-name="Visited_20_Internet_20_Link">Lammana et al. (2014)</text:a></text:p>
            </text:list-item>
            <text:list-item>
              <text:p text:style-name="P44">Bergmann (1848)</text:p>
            </text:list-item>
            <text:list-item>
              <text:p text:style-name="P44"><text:a xlink:type="simple" xlink:href="https://doi.org/10.1046/j.1472-4642.1999.00046.x" text:style-name="Internet_20_link" text:visited-style-name="Visited_20_Internet_20_Link">Blackburn et al. (1999)</text:a></text:p>
            </text:list-item>
          </text:list>
        </text:list-item>
      </text:list>
      <text:p text:style-name="P19">One of the recent advancement of bio<text:span text:style-name="T36">geo</text:span>graphy is to extend from focusing solely on the distribution of organisms to study the spatial distribution of interactions and the ecological network they form. <text:s/><text:span text:style-name="T36">Interaction network can vary through two main processes: (1) changes in community composition, and (2) changes in the functional relationships between interacting species (e.g., body mass ratio between predators and prey (Poisot et al., 2015). These two processes are, in turn, influenced by factors such as the environment (REF), </text:span><text:span text:style-name="T37">the regional pool of interactions </text:span><text:span text:style-name="T36">,area (REF), higher-order interactions (REF), and stochasticity. </text:span><text:span text:style-name="T37">Based on previous knowledge on species biogeography and on how species interaction network are structured, it is possible to make predictions on how network properties vary across space and scale (e.g., Galiana XXX, Baiser et al., 2019) and, the empirical investigation on these patterns and the processes explaining the observed patterns are still rare (Dansereau, Galiana, Saravia). </text:span></text:p>
      <text:list text:style-name="L5">
        <text:list-item>
          <text:list>
            <text:list-item>
              <text:p text:style-name="P45"><text:a xlink:type="simple" xlink:href="https://doi.org/10.1111/geb.12925" text:style-name="Internet_20_link" text:visited-style-name="Visited_20_Internet_20_Link">Baiser et al., 2019</text:a></text:p>
            </text:list-item>
            <text:list-item>
              <text:p text:style-name="P45"><text:a xlink:type="simple" xlink:href="https://doi.org/10.1111/ecog.04006" text:style-name="Internet_20_link" text:visited-style-name="Visited_20_Internet_20_Link">Gravel et al., 2019</text:a></text:p>
            </text:list-item>
            <text:list-item>
              <text:p text:style-name="P36"><text:a xlink:type="simple" xlink:href="https://doi.org/10.1111/jbi.14447" text:style-name="Internet_20_link" text:visited-style-name="Visited_20_Internet_20_Link">Windsor et al., 2022</text:a></text:p>
            </text:list-item>
            <text:list-item>
              <text:p text:style-name="P42"><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20"><text:span text:style-name="T18">Species functional traits are </text:span><text:span text:style-name="T1">morphological, physiological or phenological </text:span><text:span text:style-name="T18">characteristics of a species that influences its performance (growth, survival, reproduction) in an environment (Violle et al., 2006). In other words, functional traits are believed to be predictors of species niches (McGill et al., 2007). </text:span></text:p>
      <text:p text:style-name="P15"><text:soft-page-break/></text:p>
      <text:p text:style-name="P15">These functional traits evolved as a function of environmental conditions and interactions with other species (Reich et al., 2003). Therefore, functional traits are important in understanding species distributions and community assembly when niche differentiation and environmental filtering are the primary drivers (Zakharova et al., 2019). For example, Lammana et al., (2014) showed how quantifying volume, packing, and overlap of functional trait space across scale could test different hypotheses for the latitudinal gradient in species richness.</text:p>
      <text:p text:style-name="P15"/>
      <text:p text:style-name="P20"><text:span text:style-name="T18">One of the benefit of using species traits over species identity is that it provide a quantitative framework for prediction (Kearney et al., 2010). Given that species with similar traits should have similar niches, we expect traits to improve prediction of species distributions. For example, using a hierarchical species distribution model, Pollock et al. (2012)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knowledge for areas or species for which we have very little data (Vesk et al., 2021). </text:span></text:p>
      <text:p text:style-name="P15"/>
      <text:p text:style-name="P20"><text:span text:style-name="T18">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18">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Morales-Castilla, 2015). These types of model have been proved to predict accurately possible species interactions for a number of ecosystems, taxa, and interaction type (Brousseau et al., ; Gravel et al., ; Pomeranz et al. ; Bartomeus et al. ; Pichler et al., ). Again, such trait-based model is promosing to gain mechanistic understanding of how traits relate to niches, and to fill some of the knowledge gaps about how species interact (Hortal et al., 2015).</text:span></text:p>
      <text:list text:style-name="L6">
        <text:list-item>
          <text:list>
            <text:list-item>
              <text:p text:style-name="P46"><text:a xlink:type="simple" xlink:href="https://doi-org.proxy3.library.mcgill.ca/10.1016/j.tree.2006.02.002" text:style-name="Internet_20_link" text:visited-style-name="Visited_20_Internet_20_Link"><text:span text:style-name="T2">M</text:span><text:span text:style-name="T7">cGill et al., 2007</text:span></text:a></text:p>
            </text:list-item>
            <text:list-item>
              <text:p text:style-name="P47"><text:a xlink:type="simple" xlink:href="https://doi.org/10.1111/j.0030-1299.2007.15559.x" text:style-name="Internet_20_link" text:visited-style-name="Visited_20_Internet_20_Link"><text:soft-page-break/><text:span text:style-name="T7">V</text:span><text:span text:style-name="T1">iolle et al., 2006</text:span></text:a></text:p>
            </text:list-item>
            <text:list-item>
              <text:p text:style-name="P48"><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7">
        <text:list-item>
          <text:list>
            <text:list-item>
              <text:p text:style-name="P50"><text:a xlink:type="simple" xlink:href="https://doi.org/10.1098/rstb.2010.0034" text:style-name="Internet_20_link" text:visited-style-name="Visited_20_Internet_20_Link">Kerney et al., 2010</text:a></text:p>
            </text:list-item>
            <text:list-item>
              <text:p text:style-name="P50"><text:a xlink:type="simple" xlink:href="https://doi.org/10.1111/ele.12081" text:style-name="Internet_20_link" text:visited-style-name="Visited_20_Internet_20_Link">Eklof et al., 2013</text:a></text:p>
            </text:list-item>
            <text:list-item>
              <text:p text:style-name="P50"><text:a xlink:type="simple" xlink:href="https://onlinelibrary.wiley.com/doi/full/10.1111/jbi.13773" text:style-name="Internet_20_link" text:visited-style-name="Visited_20_Internet_20_Link">O’Connor et al., 2020</text:a></text:p>
            </text:list-item>
            <text:list-item>
              <text:p text:style-name="P50"><text:a xlink:type="simple" xlink:href="https://doi.org/10.1111/ecog.03187" text:style-name="Internet_20_link" text:visited-style-name="Visited_20_Internet_20_Link">Blonder 2017</text:a></text:p>
            </text:list-item>
            <text:list-item>
              <text:p text:style-name="P50"><text:a xlink:type="simple" xlink:href="https://doi.org/10.1073/pnas.1317722111" text:style-name="Internet_20_link" text:visited-style-name="Visited_20_Internet_20_Link">Lammana et al. (2014)</text:a></text:p>
            </text:list-item>
            <text:list-item>
              <text:p text:style-name="P50"><text:a xlink:type="simple" xlink:href="https://doi.org/10.1111/oik.05415" text:style-name="Internet_20_link" text:visited-style-name="Visited_20_Internet_20_Link">Dehling &amp; Stouffer, 2018</text:a></text:p>
            </text:list-item>
          </text:list>
        </text:list-item>
      </text:list>
      <text:p text:style-name="P10"><text:tab/><text:span text:style-name="T28">Advantage of traits</text:span></text:p>
      <text:list text:style-name="L8">
        <text:list-item>
          <text:list>
            <text:list-item>
              <text:p text:style-name="P49"><text:a xlink:type="simple" xlink:href="https://doi-org.proxy3.library.mcgill.ca/10.1016/j.ecolmodel.2019.05.008" text:style-name="Internet_20_link" text:visited-style-name="Visited_20_Internet_20_Link">Zakharova et al., 2019</text:a></text:p>
            </text:list-item>
          </text:list>
        </text:list-item>
      </text:list>
      <text:p text:style-name="P10"><text:tab/><text:span text:style-name="T32">Data gaps</text:span></text:p>
      <text:list text:style-name="L9">
        <text:list-item>
          <text:list>
            <text:list-item>
              <text:p text:style-name="P51"><text:a xlink:type="simple" xlink:href="https://doi.org/10.1146/annurev-ecolsys-112414-054400" text:style-name="Internet_20_link" text:visited-style-name="Visited_20_Internet_20_Link">Hortal et al., 2015</text:a> shortfalls</text:p>
            </text:list-item>
            <text:list-item>
              <text:p text:style-name="P51"><text:a xlink:type="simple" xlink:href="https://doi.org/10.1111/jbi.14127" text:style-name="Internet_20_link" text:visited-style-name="Visited_20_Internet_20_Link">Poisot et al., 2021</text:a> interactions</text:p>
            </text:list-item>
            <text:list-item>
              <text:p text:style-name="P51"><text:a xlink:type="simple" xlink:href="https://doi.org/10.1111/geb.13184" text:style-name="Internet_20_link" text:visited-style-name="Visited_20_Internet_20_Link">Etard et al, 2020</text:a> traits</text:p>
            </text:list-item>
            <text:list-item>
              <text:p text:style-name="P51"><text:a xlink:type="simple" xlink:href="https://doi.org/10.1111/j.1366-9516.2005.00143.x" text:style-name="Internet_20_link" text:visited-style-name="Visited_20_Internet_20_Link">Whittaker et al., 2005</text:a> conservation</text:p>
            </text:list-item>
            <text:list-item>
              <text:p text:style-name="P51"><text:a xlink:type="simple" xlink:href="https://doi.org/10.1038/ncomms9221" text:style-name="Internet_20_link" text:visited-style-name="Visited_20_Internet_20_Link">Meyer et al., 2015</text:a> vertebrate data bias</text:p>
            </text:list-item>
            <text:list-item>
              <text:p text:style-name="P51"><text:a xlink:type="simple" xlink:href="https://doi.org/10.1111/ele.12624" text:style-name="Internet_20_link" text:visited-style-name="Visited_20_Internet_20_Link">Meyer et al., 2016</text:a> plant data bias</text:p>
            </text:list-item>
            <text:list-item>
              <text:p text:style-name="P52"><text:a xlink:type="simple" xlink:href="https://doi.org/10.1016/j.biocon.2023.110118" text:style-name="Internet_20_link" text:visited-style-name="Visited_20_Internet_20_Link">Garcia-Rosello et al., 2023</text:a> biogeography bias</text:p>
            </text:list-item>
            <text:list-item>
              <text:p text:style-name="P51"><text:a xlink:type="simple" xlink:href="https://doi.org/10.1111/ecog.05793" text:style-name="Internet_20_link" text:visited-style-name="Visited_20_Internet_20_Link">Tessarolo et al., 2021</text:a> uncertainty</text:p>
            </text:list-item>
            <text:list-item>
              <text:p text:style-name="P52"><text:a xlink:type="simple" xlink:href="https://doi.org/10.1111/brv.12105" text:style-name="Internet_20_link" text:visited-style-name="Visited_20_Internet_20_Link">Williams et al., 2014</text:a> season</text:p>
            </text:list-item>
          </text:list>
        </text:list-item>
      </text:list>
      <text:p text:style-name="P16"><text:tab/>Traits used to predict Grinnellian niche</text:p>
      <text:list text:style-name="L10">
        <text:list-item>
          <text:list>
            <text:list-item>
              <text:p text:style-name="P40"><text:a xlink:type="simple" xlink:href="https://doi.org/10.1098/rstb.2010.0034" text:style-name="Internet_20_link" text:visited-style-name="Visited_20_Internet_20_Link"><text:span text:style-name="T29">Kerney et al., 2010</text:span></text:a></text:p>
            </text:list-item>
            <text:list-item>
              <text:p text:style-name="P43"><text:a xlink:type="simple" xlink:href="https://doi.org/10.1111/j.1600-0587.2011.07085.x" text:style-name="Internet_20_link" text:visited-style-name="Visited_20_Internet_20_Link">Pollock et al., 2012</text:a></text:p>
            </text:list-item>
            <text:list-item>
              <text:p text:style-name="P43"><text:a xlink:type="simple" xlink:href="https://doi.org/10.1002/ece3.5969" text:style-name="Internet_20_link" text:visited-style-name="Visited_20_Internet_20_Link">Van Nuland et al., 2020</text:a></text:p>
            </text:list-item>
          </text:list>
        </text:list-item>
      </text:list>
      <text:p text:style-name="Text_20_body"><text:soft-page-break/><text:tab/><text:span text:style-name="T28">Traits used to predict Eltonian niche</text:span></text:p>
      <text:list xml:id="list840237671" text:style-name="L11">
        <text:list-item>
          <text:list>
            <text:list-item>
              <text:p text:style-name="P54"><text:a xlink:type="simple" xlink:href="https://doi.org/10.1111/2041-210X.12103" text:style-name="Internet_20_link" text:visited-style-name="Visited_20_Internet_20_Link">Gravel et al., 2013</text:a></text:p>
            </text:list-item>
            <text:list-item>
              <text:p text:style-name="P54"><text:a xlink:type="simple" xlink:href="https://doi.org/10.1111/1365-2435.12666" text:style-name="Internet_20_link" text:visited-style-name="Visited_20_Internet_20_Link">Bartomeus et al., 2016</text:a></text:p>
            </text:list-item>
            <text:list-item>
              <text:p text:style-name="P54"><text:a xlink:type="simple" xlink:href="https://doi.org/10.1016/j.tree.2015.03.014" text:style-name="Internet_20_link" text:visited-style-name="Visited_20_Internet_20_Link">Morales-Castilla et al., 2015</text:a></text:p>
            </text:list-item>
            <text:list-item>
              <text:p text:style-name="P54"><text:a xlink:type="simple" xlink:href="https://doi.org/10.1111/2041-210X.13329" text:style-name="Internet_20_link" text:visited-style-name="Visited_20_Internet_20_Link">Pichler et al., 2020</text:a></text:p>
            </text:list-item>
          </text:list>
        </text:list-item>
      </text:list>
      <text:p text:style-name="Text_20_body"><text:tab/><text:span text:style-name="T28">Assumptions </text:span></text:p>
      <text:h text:style-name="P32" text:outline-level="2">Trophic interactions and food webs</text:h>
      <text:p text:style-name="P4"><text:span text:style-name="T39">Food webs are at the intersection of community and ecosystem ecology (Thompson et al., 2012)</text:span>. For community, food webs describe both the composition and the structure of communities through collections of consumer-resource interactions. The identity, strength and organization of these interactions influence how species distribute in space (Wisz et al., 2013), and how populations respond to disturbances <text:span text:style-name="T95">(Eklöf &amp; Ebenman, 2006)</text:span>. For ecosystem, food webs describe how material is transferred within and between ecosystems through collections of energy fluxes. The way species interact in food webs influence ecosystem functioning (Duffy et al., 2007), stability (McCann, 2000) and services (Dee et al., 2017).</text:p>
      <text:p text:style-name="P24"/>
      <text:p text:style-name="P4"><text:span text:style-name="T39">Because food webs integrate biodiversity and ecosystem function, considering their structure and the underlying trophic interactions in conservation improve the way we protect the diversity and integrity of ecosystems (Harvey et al., 2017)</text:span>. The position of species in the food web influence their role in the ecosystem functioning, and potential secondary extinctions <text:span text:style-name="T95">(Eklöf &amp; Ebenman, 2006; McDonald-Madden et al., 2016)</text:span>. Because biotic interactions constrain species distributions, they also influence how biodiversity will respond to global change (Urban et al., 2016). Most distribution models ignore species interactions despite that interaction loss is a major cause of population decline and extinction (Cahill et al., 2013), and alter species response <text:soft-page-break/>to climate change (Gilman et al., 2010). Yet, managers often need to overlook interactions due because of a lack of reliable data.</text:p>
      <text:p text:style-name="P27"/>
      <text:p text:style-name="P24">The Eltonian shortfall – “the lack of knowledge about interactions among species or among groups of species” – is perhaps the biggest of all biodiversity shortfalls (Hortal et al., 2015). It is virtually impossible to sample all interactions in a community, even with a large sampling effort (Chacoff et al., 2012; Jordano, 2016). Thus, rare interactions are often missed, while interactions of dominant species overestimated. The spatial coverage of available food web datasets is also biased toward the United States and Europe (Cameron et al., 2019; Hortal et al., 2015; Poisot et al., 2020). <text:s/>Altogether, these biases limit the scale of food web research and are major hurdles toward the needed shift in focus from species to interaction networks in conservation (Harvey et al., 2017).</text:p>
      <text:p text:style-name="P21"/>
      <text:p text:style-name="P21"><text:span text:style-name="T38">Several factors determine which species can interact (Morales-Castilla et al., 2015). First, two species that never encounter cannot interact. These non-interactions are termed neutrally forbidden interactions (Morales-Castilla et al., 2015). This is </text:span><text:span text:style-name="T124">captured in </text:span><text:span text:style-name="T38">neutral model of species interactions, predicting that patterns of interspecific interactions are solely driven by species abundances (Canard XXX). In fact, neutral models are able to predict a significant amount of variation in interaction strengths. Yet, recent research pointed out that co-occurrences are not synonymous to interaction (Blanchet et al., 2020; </text:span><text:span text:style-name="T124">Thurman et al., 2019</text:span><text:span text:style-name="T38">). </text:span><text:span text:style-name="T124">Second, even if two species co-occur, they will only interact if prey fall within the trophic niche of the predator. The non-interactions driven by this niche-based process are termed functionally forbidden interactions (Morales-Castilla et al., 2015), and can be captured by niche model of interactions (Bartomeus et al., 2016). The niche position of the prey and the predators can be determined by species traits (REF). Evolutionary relationships can also provide useful information to determine as they can be proxy for trait-relationships () and interactions tend to be conserved (Gomez et al., 2010).</text:span></text:p>
      <text:p text:style-name="Text_20_body"><text:tab/>Constraints on interactions</text:p>
      <text:list text:continue-numbering="true" text:style-name="L11">
        <text:list-item>
          <text:list>
            <text:list-item>
              <text:p text:style-name="P53"><text:a xlink:type="simple" xlink:href="https://doi.org/10.1111/ele.13525" text:style-name="Internet_20_link" text:visited-style-name="Visited_20_Internet_20_Link"><text:soft-page-break/>Blanchet et al., 2020</text:a></text:p>
            </text:list-item>
            <text:list-item>
              <text:p text:style-name="P53"><text:a xlink:type="simple" xlink:href="https://doi.org/10.1111/ecog.04360" text:style-name="Internet_20_link" text:visited-style-name="Visited_20_Internet_20_Link">Thurman et al., 2019</text:a></text:p>
            </text:list-item>
            <text:list-item>
              <text:p text:style-name="P53"><text:a xlink:type="simple" xlink:href="https://doi.org/10.1016/j.tree.2015.03.014" text:style-name="Internet_20_link" text:visited-style-name="Visited_20_Internet_20_Link">Morales-Castilla et al., 2015</text:a></text:p>
            </text:list-item>
            <text:list-item>
              <text:p text:style-name="P53"><text:a xlink:type="simple" xlink:href="https://doi.org/10.1038/nature09113" text:style-name="Internet_20_link" text:visited-style-name="Visited_20_Internet_20_Link">Gómez et al., 2010</text:a></text:p>
            </text:list-item>
          </text:list>
        </text:list-item>
      </text:list>
      <text:p text:style-name="P22"><text:span text:style-name="T124">The collection of trophic interactions of a community forms the food web. This food web has emerging properties, such as the level of connectivity (connectance), the structure of specialization among species, or the formation of modules. </text:span><text:span text:style-name="T125">This structure have important implications on the communities, such as how it may respond to disturbance. The classic relationship between diversity and complexity capture this.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his inspired decades of work finding how some of the observed properties of empirical food webs, such as the organisation of interactions, the distribution of interaction strengths or the correlation between interspecific interactions influence the relationship between complexity and stability. Another example is shown by Poisot et al., showing that network complementarity (species partitionning resources and enemies) increase ecosystem productivity.</text:span></text:p>
      <text:list text:style-name="L12">
        <text:list-item>
          <text:list>
            <text:list-item>
              <text:p text:style-name="P56"><text:a xlink:type="simple" xlink:href="https://doi.org/10.1111/brv.12433" text:style-name="Internet_20_link" text:visited-style-name="Visited_20_Internet_20_Link">Delmas et al., 2019</text:a></text:p>
            </text:list-item>
            <text:list-item>
              <text:p text:style-name="P56"><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55"><text:a xlink:type="simple" xlink:href="https://doi.org/10.1146/annurev-ecolsys-110218-024908" text:style-name="Internet_20_link" text:visited-style-name="Visited_20_Internet_20_Link"><text:span text:style-name="T30">Pringle et al., 2020</text:span></text:a></text:p>
            </text:list-item>
          </text:list>
        </text:list-item>
      </text:list>
      <text:p text:style-name="P23"><text:span text:style-name="T125">Food web properties emerge from the joint effect of constraints acting at the interaction level (neutral and niche processes), but also the constraints at the network level. </text:span><text:span text:style-name="T126">Saravia et al., 2022 showed that local food web emerge greatly from the food web at the regional scale, suggesting that interactions are first drawn from the regional pool of possible interactions. The environment might influence the local realization of the food web. For example, it has been long suggested that ecosystem productivity should shape the number of trophic level an ecosystem can sustain and the within trophic level species diversity. The area of the community have also been showed to influence the shape of the food webs. A stable community also have more chance to persist. Therefore, stability constraints should also influence the realization of interaction. Finally, the spatial (e.g., habitat diversity) and temporal (e.g., seasonality) is believed to shape modules </text:span><text:soft-page-break/><text:span text:style-name="T126">within network. For example, species occuring in the same habitat type or season will form highly connected module relative to species not present at the same time or space.</text:span></text:p>
      <text:list text:style-name="L13">
        <text:list-item>
          <text:list>
            <text:list-item>
              <text:p text:style-name="P58"><text:a xlink:type="simple" xlink:href="https://doi.org/10.1111/1365-2656.13652" text:style-name="Internet_20_link" text:visited-style-name="Visited_20_Internet_20_Link"><text:span text:style-name="T30">Saravia et al., 2022</text:span></text:a></text:p>
            </text:list-item>
            <text:list-item>
              <text:p text:style-name="P57"><text:a xlink:type="simple" xlink:href="https://doi.org/10.1038/ncomms14389" text:style-name="Internet_20_link" text:visited-style-name="Visited_20_Internet_20_Link">Grilli et al., 2017</text:a></text:p>
            </text:list-item>
            <text:list-item>
              <text:p text:style-name="P57"><text:a xlink:type="simple" xlink:href="https://doi.org/10.1038/s41559-018-0517-3" text:style-name="Internet_20_link" text:visited-style-name="Visited_20_Internet_20_Link">Galiana et al., 2018</text:a></text:p>
            </text:list-item>
            <text:list-item>
              <text:p text:style-name="P57"><text:a xlink:type="simple" xlink:href="https://doi.org/10.1016/j.tree.2015.09.001" text:style-name="Internet_20_link" text:visited-style-name="Visited_20_Internet_20_Link">McMeans et al., 2015</text:a></text:p>
            </text:list-item>
            <text:list-item>
              <text:p text:style-name="P57"><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P28">Another aspect of biogeography gaining interest in recent years is seasonal variations. Traditionally, most studies focus on one season, usually the growing season. However, better 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p>
      <text:p text:style-name="P17"><text:tab/></text:p>
      <text:p text:style-name="P6"><text:span text:style-name="T127">One of the most obvious groups experiencing these seasonal variations are migratory birds. </text:span><text:span text:style-name="T40">Every year, almost 20% of the world’s bird species migrate, </text:span><text:span text:style-name="T41">sometimes over thousands of kilometres,</text:span><text:span text:style-name="T40"> in response to seasonal variation</text:span><text:span text:style-name="T42">s</text:span><text:span text:style-name="T4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119">(Kirby </text:span><text:span text:style-name="T110">et al.</text:span><text:span text:style-name="T112">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40">. </text:span><text:span text:style-name="T41">This extraordinary adaptation to seasonality </text:span><text:span text:style-name="T43">presumably </text:span><text:span text:style-name="T41">evolved to</text:span><text:span text:style-name="T4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119">(Winger </text:span><text:span text:style-name="T110">et al.</text:span><text:span text:style-name="T112">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40">. Migration has the advantage over other adaptations to seasonal environments (e.g., hibernation, freeze tolerance) </text:span><text:span text:style-name="T43">in </text:span><text:span text:style-name="T40">that </text:span><text:span text:style-name="T43">migrating </text:span><text:span text:style-name="T40">species can maintain similar </text:span><text:span text:style-name="T43">thermal </text:span><text:span text:style-name="T44">conditions</text:span><text:span text:style-name="T40"> throughout the year, </text:span><text:span text:style-name="T45">but </text:span><text:span text:style-name="T43">migration also </text:span><text:span text:style-name="T46">brings </text:span><text:span text:style-name="T45">movement </text:span><text:span text:style-name="T43">costs</text:span><text:span text:style-name="T40">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119">(G</text:span><text:span text:style-name="T112">ómez </text:span><text:span text:style-name="T110">et al.</text:span><text:span text:style-name="T112"> 2016; Nakazawa </text:span><text:span text:style-name="T110">et al.</text:span><text:span text:style-name="T112">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40">.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0">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0"> demonstrated that breeding and w</text:span><text:span text:style-name="T57">intering destinations </text:span><text:span text:style-name="T58">of migratory birds are optimized </text:span><text:span text:style-name="T57">to </text:span><text:span text:style-name="T59">avoid unfavorable climatic conditions</text:span><text:span text:style-name="T57">,</text:span><text:span text:style-name="T40"> competition, and minimize geographic distance travelled. </text:span><text:span text:style-name="T61">Therefore, </text:span><text:span text:style-name="T47">evidence suggests there is</text:span><text:span text:style-name="T40"> a fundamental trade-off between the costs of movement within geographic space and within</text:span><text:span text:style-name="T60"> </text:span><text:span text:style-name="T62">climat</text:span><text:span text:style-name="T63">ic</text:span><text:span text:style-name="T62"> </text:span><text:span text:style-name="T40">niche space </text:span><text:span text:style-name="T113">(Gómez et al., 2016; Nakazawa et al., 2004), but it is poorly understood how the differences between species change the </text:span><text:span text:style-name="T114">balance</text:span><text:span text:style-name="T113"> of this trade-off. </text:span></text:p>
      <text:p text:style-name="P9"><text:soft-page-break/></text:p>
      <text:p text:style-name="P33"><text:span text:style-name="T64">The degree to which species</text:span><text:span text:style-name="T73"> </text:span><text:span text:style-name="T74">minimize movement within their</text:span><text:span text:style-name="T92"> </text:span><text:span text:style-name="T75">climat</text:span><text:span text:style-name="T76">ic</text:span><text:span text:style-name="T75"> </text:span><text:span text:style-name="T74">niche space</text:span><text:span text:style-name="T64"> </text:span><text:span text:style-name="T77">(hereinafter referred to as ‘</text:span><text:span text:style-name="T78">niche-</text:span><text:span text:style-name="T74">tracking</text:span><text:span text:style-name="T77">’ </text:span><text:span text:style-name="T88">sensu</text:span><text:span text:style-name="T76"> Nakazawa et al., 2004</text:span><text:span text:style-name="T77">)</text:span><text:span text:style-name="T64">, </text:span><text:span text:style-name="T79">as oppose to </text:span><text:span text:style-name="T74">sustaining large variation in climatic conditions</text:span><text:span text:style-name="T46"> </text:span><text:span text:style-name="T49">(hereinafter referred to as</text:span><text:span text:style-name="T50"> ‘</text:span><text:span text:style-name="T51">niche-</text:span><text:span text:style-name="T49">switching</text:span><text:span text:style-name="T50">’ </text:span><text:span text:style-name="T56">sensu</text:span><text:span text:style-name="T52"> Nakazawa et al., 2004</text:span><text:span text:style-name="T49">)</text:span><text:span text:style-name="T79">,</text:span><text:span text:style-name="T64"> ultimately depends on geographic, morphological, life history, </text:span><text:span text:style-name="T76">predatory</text:span><text:span text:style-name="T78">, </text:span><text:span text:style-name="T64">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c8HHbiNYH"/><text:span text:style-name="T115">(Cohen &amp; Jetz 2022; McKinnon </text:span><text:span text:style-name="T110">et al.</text:span><text:span text:style-name="T112"> 2010; Zurell </text:span><text:span text:style-name="T110">et al.</text:span><text:span text:style-name="T112">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c8HHbiNYH"/><text:span text:style-name="T64">.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4">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4"> studied the overlap in breeding and wintering </text:span><text:span text:style-name="T80">climatic conditions experienced by</text:span><text:span text:style-name="T64"> 717 Holarctic species and found that region, range position</text:span><text:span text:style-name="T79">, </text:span><text:span text:style-name="T64">and range size were important determinants of tracking. </text:span><text:span text:style-name="T77">T</text:span><text:span text:style-name="T64">hey also found that larger species tended to </text:span><text:span text:style-name="T53">experience more similar breeding and wintering climatic conditions</text:span><text:span text:style-name="T64">, </text:span><text:span text:style-name="T77">contrary to what we might expect and </text:span><text:span text:style-name="T80">to </text:span><text:span text:style-name="T77">the recent findings of J. Cohen &amp; Jetz (2022)</text:span><text:span text:style-name="T64">.</text:span><text:span text:style-name="T81"> </text:span><text:span text:style-name="T54">Larger</text:span><text:span text:style-name="T82"> species </text:span><text:span text:style-name="T83">typically </text:span><text:span text:style-name="T82">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82">(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64"> and </text:span><text:span text:style-name="T78">can </text:span><text:span text:style-name="T83">tolerate</text:span><text:span text:style-name="T64"> </text:span><text:span text:style-name="T55">colder</text:span><text:span text:style-name="T64"> temperature</text:span><text:span text:style-name="T84">s</text:span><text:span text:style-name="T64">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115">(Blackburn </text:span><text:span text:style-name="T110">et al.</text:span><text:span text:style-name="T112">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64">. </text:span><text:span text:style-name="T54">Therefore, it</text:span><text:span text:style-name="T81"> </text:span><text:span text:style-name="T77">should be</text:span><text:span text:style-name="T81"> relatively</text:span><text:span text:style-name="T64"> more beneficial for bigger species to sustain variation </text:span><text:span text:style-name="T80">in climatic conditions</text:span><text:span text:style-name="T64">, </text:span><text:span text:style-name="T73">resulting in an overall broader niche,</text:span><text:span text:style-name="T64"> than to closely track their niche </text:span><text:span text:style-name="T80">optimum</text:span><text:span text:style-name="T64"> throughout the year. In contrast, </text:span><text:span text:style-name="T83">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116">(Sheard </text:span><text:span text:style-name="T110">et al.</text:span><text:span text:style-name="T112"> 2020)</text:span><text:reference-mark-end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83">, should favour ‘</text:span><text:span text:style-name="T65">niche-</text:span><text:span text:style-name="T83">tracking’</text:span><text:span text:style-name="T64"> </text:span><text:span text:style-name="T54">since </text:span><text:span text:style-name="T64">efficient dispersers </text:span><text:span text:style-name="T83">can </text:span><text:span text:style-name="T54">migrate longer distance at lower energetic cost</text:span><text:span text:style-name="T64">. ‘</text:span><text:span text:style-name="T65">Niche-s</text:span><text:span text:style-name="T81">witching’</text:span><text:span text:style-name="T64"> </text:span><text:span text:style-name="T53">should</text:span><text:span text:style-name="T64"> also </text:span><text:span text:style-name="T53">be</text:span><text:span text:style-name="T85"> </text:span><text:span text:style-name="T86">more</text:span><text:span text:style-name="T64"> beneficial for species with flexible diets. For example, many</text:span><text:span text:style-name="T81"> birds, like </text:span><text:span text:style-name="T87">the Northern cardinal (</text:span><text:span text:style-name="T89">Cardinalis cardinalis</text:span><text:span text:style-name="T90">)</text:span><text:span text:style-name="T91">, </text:span><text:span text:style-name="T81">seasonally switch their diet, </text:span><text:span text:style-name="T86">foraging in the canopy </text:span><text:span text:style-name="T68">to </text:span><text:span text:style-name="T81">eat insects </text:span><text:span text:style-name="T87">and </text:span><text:span text:style-name="T86">berries</text:span><text:span text:style-name="T87"> </text:span><text:span text:style-name="T81">during summer months and </text:span><text:span text:style-name="T86">on the ground for </text:span><text:span text:style-name="T81">grains </text:span><text:span text:style-name="T86">the rest of the yea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86">(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64">. </text:span><text:span text:style-name="T129">While </text:span><text:span text:style-name="T128">these examples show </text:span><text:span text:style-name="T130">how certain traits explain why some birds</text:span><text:span text:style-name="T128"> </text:span><text:span text:style-name="T130">favour movement </text:span><text:span text:style-name="T131">within climatic space over movement in geographic space</text:span><text:span text:style-name="T128">, we are </text:span><text:span text:style-name="T131">still </text:span><text:span text:style-name="T128">lacking evidence </text:span><text:span text:style-name="T130">for other </text:span><text:span text:style-name="T128">traits </text:span><text:span text:style-name="T131">and how they</text:span><text:span text:style-name="T128"> combine to explain the trade-off. </text:span></text:p>
      <text:p text:style-name="P8"/>
      <text:p text:style-name="P5"><text:span text:style-name="T64">If traits can explain the ‘niche-tracking/switching’ trade-off, this would lead to a more mechanistic understanding of the large seasonal shifts in diversity increasingly highlighted in 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4">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4"> recently found seasonal shifts in biomass, abundance, and richness of nocturnally migrating landbirds in the United States. The</text:span><text:span text:style-name="T65">y found</text:span><text:span text:style-name="T64"> that birds are more abundant and more diverse in the </text:span><text:span text:style-name="T66">S</text:span><text:span text:style-name="T64">outheast and the Pacific coast during winter, whereas the </text:span><text:span text:style-name="T67">N</text:span><text:span text:style-name="T64">ortheast</text:span><text:span text:style-name="T67">ern</text:span><text:span text:style-name="T64"> and </text:span><text:span text:style-name="T67">M</text:span><text:span text:style-name="T64">idwest</text:span><text:span text:style-name="T67">ern</text:span><text:span text:style-name="T64"> </text:span><text:span text:style-name="T68">U</text:span><text:span text:style-name="T64">nited </text:span><text:span text:style-name="T68">S</text:span><text:span text:style-name="T64">tates </text:span><text:span text:style-name="T48">are</text:span><text:span text:style-name="T64"> home </text:span><text:span text:style-name="T48">to</text:span><text:span text:style-name="T64">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4">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4"> found that, </text:span><text:span text:style-name="T69">during </text:span><text:span text:style-name="T48">migration</text:span><text:span text:style-name="T69">,</text:span><text:span text:style-name="T64"> bird richness was highest on islands within the northern mid-latitudes, </text:span><text:span text:style-name="T69">whereas, during winter, bird richness was highest on islands within tropical latitudes</text:span><text:span text:style-name="T64">. </text:span><text:span text:style-name="T70">The functional composition of bird </text:span><text:soft-page-break/><text:span text:style-name="T70">assemblages also vary across seasons. </text:span><text:span text:style-name="T65">For example,</text:span><text:span text:style-name="T70">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70">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64"> recently</text:span><text:span text:style-name="T71"> </text:span><text:span text:style-name="T64">found that in the </text:span><text:span text:style-name="T70">N</text:span><text:span text:style-name="T64">ortheast</text:span><text:span text:style-name="T70">ern</text:span><text:span text:style-name="T64"> U</text:span><text:span text:style-name="T70">nited </text:span><text:span text:style-name="T64">S</text:span><text:span text:style-name="T70">tates</text:span><text:span text:style-name="T64">, functional richness is highest in winter despite a loss in species richness. </text:span><text:span text:style-name="T72">Together these results suggest a strong functional basis for seasonal diversity patterns, but the extent to which different traits drive major diversity gradients is less understood.</text:span></text:p>
      <text:p text:style-name="P25"/>
      <text:p text:style-name="P26">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p text:style-name="P25"/>
      <text:list text:style-name="L14">
        <text:list-item>
          <text:list>
            <text:list-item>
              <text:p text:style-name="P59"><text:a xlink:type="simple" xlink:href="https://doi.org/10.1111/brv.12476" text:style-name="Internet_20_link" text:visited-style-name="Visited_20_Internet_20_Link">Winger et al., 2018</text:a></text:p>
            </text:list-item>
            <text:list-item>
              <text:p text:style-name="P59"><text:a xlink:type="simple" xlink:href="https://doi.org/10.1111/geb.12298" text:style-name="Internet_20_link" text:visited-style-name="Visited_20_Internet_20_Link">Somveille et al., 2015</text:a></text:p>
            </text:list-item>
            <text:list-item>
              <text:p text:style-name="P59"><text:a xlink:type="simple" xlink:href="https://doi.org/10.1111/ecog.03531" text:style-name="Internet_20_link" text:visited-style-name="Visited_20_Internet_20_Link">Somveille et al., 2018</text:a></text:p>
            </text:list-item>
          </text:list>
        </text:list-item>
      </text:list>
      <text:p text:style-name="P16"><text:tab/>Geographic movement and niche movement</text:p>
      <text:p text:style-name="Text_20_body"><text:tab/><text:span text:style-name="T28">Relations to traits</text:span></text:p>
      <text:list text:style-name="L15">
        <text:list-item>
          <text:list>
            <text:list-item>
              <text:p text:style-name="P60"><text:a xlink:type="simple" xlink:href="https://doi.org/10.1111/geb.13722" text:style-name="Internet_20_link" text:visited-style-name="Visited_20_Internet_20_Link">Cohen &amp; Jetz 2023</text:a></text:p>
            </text:list-item>
            <text:list-item>
              <text:p text:style-name="P60"><text:a xlink:type="simple" xlink:href="https://doi.org/10.1098/rspb.2023.1398" text:style-name="Internet_20_link" text:visited-style-name="Visited_20_Internet_20_Link">Cohen et al., 2023</text:a></text:p>
            </text:list-item>
            <text:list-item>
              <text:p text:style-name="P60"><text:a xlink:type="simple" xlink:href="https://doi.org/10.1111/jbi.13351" text:style-name="Internet_20_link" text:visited-style-name="Visited_20_Internet_20_Link">Zurell et al., 2018</text:a></text:p>
            </text:list-item>
            <text:list-item>
              <text:p text:style-name="P60"><text:a xlink:type="simple" xlink:href="https://doi.org/10.1038/s41467-020-19256-0" text:style-name="Internet_20_link" text:visited-style-name="Visited_20_Internet_20_Link">Soriano-Renondo et al., 2020</text:a></text:p>
            </text:list-item>
          </text:list>
        </text:list-item>
      </text:list>
      <text:p text:style-name="P10"><text:tab/><text:span text:style-name="T28">Bird and trait diversity consequences</text:span></text:p>
      <text:list text:style-name="L16">
        <text:list-item>
          <text:list>
            <text:list-item>
              <text:p text:style-name="P61"><text:a xlink:type="simple" xlink:href="https://doi.org/10.1371/journal.pone.0070907" text:style-name="Internet_20_link" text:visited-style-name="Visited_20_Internet_20_Link"><text:soft-page-break/>Somveille et al., 2013</text:a></text:p>
            </text:list-item>
            <text:list-item>
              <text:p text:style-name="P63"><text:a xlink:type="simple" xlink:href="https://doi.org/10.1111/geb.13460" text:style-name="Internet_20_link" text:visited-style-name="Visited_20_Internet_20_Link"><text:span text:style-name="T31">Ng et al., 2022</text:span></text:a></text:p>
            </text:list-item>
            <text:list-item>
              <text:p text:style-name="P61"><text:a xlink:type="simple" xlink:href="https://doi.org/10.1016/j.cub.2023.01.066" text:style-name="Internet_20_link" text:visited-style-name="Visited_20_Internet_20_Link">Jarzyna et al., 2023</text:a></text:p>
            </text:list-item>
          </text:list>
        </text:list-item>
      </text:list>
      <text:p text:style-name="P10"><text:tab/><text:span text:style-name="T31">Climate change </text:span><text:span text:style-name="T127">and bird stressors</text:span></text:p>
      <text:list text:style-name="L17">
        <text:list-item>
          <text:list>
            <text:list-item>
              <text:p text:style-name="P62"><text:a xlink:type="simple" xlink:href="https://doi.org/10.1111/1365-2656.13543" text:style-name="Internet_20_link" text:visited-style-name="Visited_20_Internet_20_Link">Zimova et al., 2021</text:a></text:p>
            </text:list-item>
            <text:list-item>
              <text:p text:style-name="P62"><text:a xlink:type="simple" xlink:href="https://doi.org/10.1002/ecs2.4316" text:style-name="Internet_20_link" text:visited-style-name="Visited_20_Internet_20_Link">Sonnleitner et al., 202</text:a>2</text:p>
            </text:list-item>
            <text:list-item>
              <text:p text:style-name="P62"><text:a xlink:type="simple" xlink:href="https://doi.org/10.1111/gcb.16492" text:style-name="Internet_20_link" text:visited-style-name="Visited_20_Internet_20_Link">Neate-Clegg et al., 2022</text:a></text:p>
            </text:list-item>
            <text:list-item>
              <text:p text:style-name="P62"><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4-05T16:11:04.820568278</dc:date>
    <dc:creator>Dominique Caron</dc:creator>
    <meta:editing-duration>PT14H13M33S</meta:editing-duration>
    <meta:editing-cycles>42</meta:editing-cycles>
    <meta:document-statistic meta:table-count="0" meta:image-count="0" meta:object-count="0" meta:page-count="14" meta:paragraph-count="113" meta:word-count="4021" meta:character-count="26439" meta:non-whitespace-character-count="22563"/>
    <meta:user-defined meta:name="ZOTERO_PREF_1">&lt;data data-version="3" zotero-version="6.0.27"&gt;&lt;session id="ZuLMeSGI"/&gt;&lt;style id="http://www.zotero.org/styles/ecology-letters" hasBibliography="1" bibliographyStyleHasBeenSet="0"/&gt;&lt;prefs&gt;&lt;pref name="fieldType" value="ReferenceMark"/&gt;&lt;/prefs&gt;&lt;/data&gt;</meta:user-defined>
  </office:meta>
</office:document-meta>
</file>